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15828" officeooo:paragraph-rsid="00015828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rsid="001a7236" officeooo:paragraph-rsid="00015828"/>
    </style:style>
    <style:style style:name="P5" style:family="paragraph" style:parent-style-name="Text_20_body">
      <style:text-properties officeooo:rsid="0002b143" officeooo:paragraph-rsid="0002b7d8"/>
    </style:style>
    <style:style style:name="P6" style:family="paragraph" style:parent-style-name="Text_20_body">
      <style:text-properties officeooo:rsid="0002b7d8" officeooo:paragraph-rsid="0002b7d8"/>
    </style:style>
    <style:style style:name="P7" style:family="paragraph" style:parent-style-name="Text_20_body">
      <style:text-properties officeooo:rsid="0004acd1" officeooo:paragraph-rsid="0004acd1"/>
    </style:style>
    <style:style style:name="P8" style:family="paragraph" style:parent-style-name="Text_20_body">
      <style:text-properties fo:font-weight="normal" officeooo:rsid="0004acd1" officeooo:paragraph-rsid="0004acd1" style:font-weight-asian="normal" style:font-weight-complex="normal"/>
    </style:style>
    <style:style style:name="P9" style:family="paragraph" style:parent-style-name="Text_20_body">
      <style:text-properties fo:font-weight="normal" officeooo:rsid="000539de" officeooo:paragraph-rsid="000539de" style:font-weight-asian="normal" style:font-weight-complex="normal"/>
    </style:style>
    <style:style style:name="P10" style:family="paragraph" style:parent-style-name="Text_20_body">
      <style:text-properties fo:font-weight="normal" officeooo:rsid="0006b5c2" officeooo:paragraph-rsid="0006b5c2" style:font-weight-asian="normal" style:font-weight-complex="normal"/>
    </style:style>
    <style:style style:name="P11" style:family="paragraph" style:parent-style-name="Text_20_body">
      <style:text-properties fo:font-size="14pt" fo:font-weight="bold" officeooo:rsid="0004acd1" officeooo:paragraph-rsid="0004acd1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rsid="000539de" officeooo:paragraph-rsid="000539de" style:font-size-asian="14pt" style:font-weight-asian="bold" style:font-size-complex="14pt" style:font-weight-complex="bold"/>
    </style:style>
    <style:style style:name="P13" style:family="paragraph" style:parent-style-name="Text_20_body">
      <style:text-properties officeooo:rsid="0002b7d8" officeooo:paragraph-rsid="0002b7d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paragraph-rsid="0002b7d8"/>
    </style:style>
    <style:style style:name="T1" style:family="text">
      <style:text-properties officeooo:rsid="001acf8e"/>
    </style:style>
    <style:style style:name="T2" style:family="text">
      <style:text-properties officeooo:rsid="00020901"/>
    </style:style>
    <style:style style:name="T3" style:family="text">
      <style:text-properties officeooo:rsid="0002b7d8"/>
    </style:style>
    <style:style style:name="T4" style:family="text">
      <style:text-properties officeooo:rsid="000539de"/>
    </style:style>
    <style:style style:name="T5" style:family="text">
      <style:text-properties officeooo:rsid="0006b5c2"/>
    </style:style>
    <style:style style:name="T6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canismes d’autenticació per aplicacions web.</text:p>
      <text:p text:style-name="Text_20_body"/>
      <text:p text:style-name="Text_20_body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<text:span text:style-name="T1">º</text:span> CFGS DAW </text:p>
      <text:p text:style-name="P4">1r Sprint</text:p>
      <text:p text:style-name="P4">Vicent Jordá Escrivá</text:p>
      <text:p text:style-name="P4">Vicent Ceresola Rovira</text:p>
      <text:p text:style-name="P4">IES Enric Valor Pego, <text:span text:style-name="T2">17</text:span>/<text:span text:style-name="T2">1</text:span>0/2023</text:p>
      <text:table-of-content text:style-name="Sect1" text:protected="true" text:name="Taula de continguts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>
            <text:p text:style-name="Contents_20_Heading"><text:soft-page-break/>Taula de continguts</text:p>
          </text:index-title>
          <text:p text:style-name="P1"><text:a xlink:type="simple" xlink:href="#__RefHeading___Toc667_2118908639" text:style-name="Index_20_Link" text:visited-style-name="Index_20_Link">Introducció<text:tab/>3</text:a></text:p>
          <text:p text:style-name="P1"><text:a xlink:type="simple" xlink:href="#__RefHeading___Toc161_4235395151" text:style-name="Index_20_Link" text:visited-style-name="Index_20_Link">Mecanismes d’autenticació<text:tab/>4</text:a></text:p>
          <text:p text:style-name="P1"><text:a xlink:type="simple" xlink:href="#__RefHeading___Toc163_4235395151" text:style-name="Index_20_Link" text:visited-style-name="Index_20_Link">Bibliografía<text:tab/>5</text:a></text:p>
        </text:index-body>
      </text:table-of-content>
      <text:p text:style-name="P2"/>
      <text:h text:style-name="P15" text:outline-level="1"><text:bookmark-start text:name="__RefHeading___Toc667_2118908639"/>Introducció<text:bookmark-end text:name="__RefHeading___Toc667_2118908639"/></text:h>
      <text:p text:style-name="P5">L’autenticació consisteix en la verificació de les credencials amb les que l’usuari s’ha identificat, per a verificar la seua identitat. Són coneguts com «factors d’autenticació».</text:p>
      <text:p text:style-name="P6">A continuació podrem trobar els mecanismes d’autenticació més emprats per a aplicacions web i una explicació breu.</text:p>
      <text:p text:style-name="P5"/>
      <text:p text:style-name="P5"/>
      <text:h text:style-name="P15" text:outline-level="1"><text:bookmark-start text:name="__RefHeading___Toc161_4235395151"/>Mecanismes d’autenticació<text:bookmark-end text:name="__RefHeading___Toc161_4235395151"/></text:h>
      <text:p text:style-name="P7"/>
      <text:p text:style-name="P11">Identificador i contrasenya</text:p>
      <text:p text:style-name="P8">És el mètode mes bàsic, on els usuaris introdueixen un nom d’usuari i una contraseña i es compara <text:span text:style-name="T5">aqu</text:span>esta informació amb la guardada en la base de dades. </text:p>
      <text:p text:style-name="P8"/>
      <text:p text:style-name="P11">Identificador i contrasenya OTP <text:span text:style-name="T4">(2FA)</text:span></text:p>
      <text:p text:style-name="P8">Se sol usar juntament amb el nom d'usuari i la contrasenya, per a verificar mitjançant una contrasenya d'un sol ús que l'usuari és el que està introduint la contrasenya. Normalment, s’envia la contrasenya al compte de l'usuari i si aquest la introdueix des de la pàgina es confirma la seua identitat.</text:p>
      <text:p text:style-name="P8"/>
      <text:p text:style-name="P12">Biometria</text:p>
      <text:p text:style-name="P9">Verifica un element del cos de l’usuari, normalment la petjada dactilar, emprat com a procés d’autenticació per protegir informació molt sensible.</text:p>
      <text:p text:style-name="P9"/>
      <text:p text:style-name="P12">Certificat digital</text:p>
      <text:p text:style-name="P10">És considerat el més segur i precís ja que aquest assegura que ha sigut expedit per una Autoritat de Certificació.</text:p>
      <text:p text:style-name="P10">Al ser tan segur, el seu ús es cada vegada més comú.</text:p>
      <text:p text:style-name="P10">Aquest proporciona: </text:p>
      <text:p text:style-name="P10"><text:span text:style-name="T6">Integritat:</text:span> La informació o dades amb els quals es realitzarà un tràmit no s'ha vulnerat o modificat durant aquest.</text:p>
      <text:p text:style-name="P10"><text:line-break/><text:span text:style-name="T6">No repudio:</text:span> Amb això, l'usuari no pot negar que ha estat ell qui ha realitzat l'operació.</text:p>
      <text:p text:style-name="P10"><text:line-break/><text:span text:style-name="T6">Confidencialitat:</text:span> Assegura que la informació amb la qual es treballa és confidencial i només les parts vinculants tindran accés a ella.</text:p>
      <text:p text:style-name="P10"/>
      <text:h text:style-name="P16" text:outline-level="1" text:is-list-header="true"><text:bookmark-start text:name="__RefHeading___Toc163_4235395151"/>Bibliografía <text:bookmark-end text:name="__RefHeading___Toc163_4235395151"/></text:h>
      <text:p text:style-name="Text_20_body"/>
      <text:p text:style-name="Text_20_body">Los 7 métodos de Autentificación más utilizados – <text:span text:style-name="T3">Avidian - [17/10/2023]</text:span></text:p>
      <text:p text:style-name="Text_20_body"><text:a xlink:type="simple" xlink:href="https://www.evidian.com/pdf/wp-strongauth-es.pdf" text:style-name="Internet_20_link" text:visited-style-name="Visited_20_Internet_20_Link">https://www.evidian.com/pdf/wp-strongauth-es.pdf</text:a></text:p>
      <text:p text:style-name="Text_20_body"/>
      <text:p text:style-name="P6">Mecanismos de autenticación para verificar la identidad – redtrust - [17/10/2023]</text:p>
      <text:p text:style-name="Text_20_body"><text:a xlink:type="simple" xlink:href="https://redtrust.com/mecanismos-autenticacion/" text:style-name="Internet_20_link" text:visited-style-name="Visited_20_Internet_20_Link">https://redtrust.com/mecanismos-autenticacion/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0:32:39.191441209</meta:creation-date>
    <dc:date>2023-10-18T08:04:43.026181751</dc:date>
    <meta:editing-duration>PT21M3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5" meta:paragraph-count="32" meta:word-count="300" meta:character-count="2021" meta:non-whitespace-character-count="1745"/>
  </office:meta>
</office:document-meta>
</file>